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87" style:parent-style-name="LO-Normal" style:family="paragraph">
      <style:paragraph-properties fo:margin-bottom="0in" fo:margin-right="-1.1812in"/>
    </style:style>
    <style:style style:name="T688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A180756451BR</text:p>
        </text:list-item>
        <text:list-item>
          <text:p text:style-name="P305">AK213849547BR</text:p>
        </text:list-item>
        <text:list-item>
          <text:p text:style-name="P306">AK213688779BR</text:p>
        </text:list-item>
        <text:list-item>
          <text:p text:style-name="P307">AA177153120BR</text:p>
        </text:list-item>
        <text:list-item>
          <text:p text:style-name="P308">AK217368775BR</text:p>
        </text:list-item>
        <text:list-item>
          <text:p text:style-name="P309">AK216835555BR</text:p>
        </text:list-item>
        <text:list-item>
          <text:p text:style-name="P310">AK213608855BR</text:p>
        </text:list-item>
        <text:list-item>
          <text:p text:style-name="P311">AA181252588BR</text:p>
        </text:list-item>
        <text:list-item>
          <text:p text:style-name="P312">AA177399043BR</text:p>
        </text:list-item>
        <text:list-item>
          <text:p text:style-name="P313">AK216842888BR</text:p>
        </text:list-item>
        <text:list-item>
          <text:p text:style-name="P314">AK213745003BR</text:p>
        </text:list-item>
        <text:list-item>
          <text:p text:style-name="P315">AA178010153BR</text:p>
        </text:list-item>
        <text:list-item>
          <text:p text:style-name="P316">AA179172869BR</text:p>
        </text:list-item>
        <text:list-item>
          <text:p text:style-name="P317">AK212775661BR</text:p>
        </text:list-item>
        <text:list-item>
          <text:p text:style-name="P318">AK212630066BR</text:p>
        </text:list-item>
        <text:list-item>
          <text:p text:style-name="P319">AK215740879BR</text:p>
        </text:list-item>
        <text:list-item>
          <text:p text:style-name="P320">AK212495406BR</text:p>
        </text:list-item>
        <text:list-item>
          <text:p text:style-name="P321">AA178412038BR</text:p>
        </text:list-item>
        <text:list-item>
          <text:p text:style-name="P322">AK216197685BR</text:p>
        </text:list-item>
        <text:list-item>
          <text:p text:style-name="P323">AK215387048BR</text:p>
        </text:list-item>
        <text:list-item>
          <text:p text:style-name="P324">AK213318230BR</text:p>
        </text:list-item>
        <text:list-item>
          <text:p text:style-name="P325">AA177961339BR</text:p>
        </text:list-item>
        <text:list-item>
          <text:p text:style-name="P326">AK215763543BR</text:p>
        </text:list-item>
        <text:list-item>
          <text:p text:style-name="P327">AA180247706BR</text:p>
        </text:list-item>
        <text:list-item>
          <text:p text:style-name="P328">AK214849795BR</text:p>
        </text:list-item>
        <text:list-item>
          <text:p text:style-name="P329">AK213688120BR</text:p>
        </text:list-item>
        <text:list-item>
          <text:p text:style-name="P330">AK213773335BR</text:p>
        </text:list-item>
        <text:list-item>
          <text:p text:style-name="P331">AK212832602BR</text:p>
        </text:list-item>
        <text:list-item>
          <text:p text:style-name="P332">AK212778892BR</text:p>
        </text:list-item>
        <text:list-item>
          <text:p text:style-name="P333">AA176825345BR</text:p>
        </text:list-item>
        <text:list-item>
          <text:p text:style-name="P334">AK216238411BR</text:p>
        </text:list-item>
        <text:list-item>
          <text:p text:style-name="P335">AA180461845BR</text:p>
        </text:list-item>
        <text:list-item>
          <text:p text:style-name="P336">AK215251938BR</text:p>
        </text:list-item>
        <text:list-item>
          <text:p text:style-name="P337">AA179592217BR</text:p>
        </text:list-item>
        <text:list-item>
          <text:p text:style-name="P338">AK216787461BR</text:p>
        </text:list-item>
        <text:list-item>
          <text:p text:style-name="P339">AK212977292BR</text:p>
        </text:list-item>
        <text:list-item>
          <text:p text:style-name="P340">AA176831377BR</text:p>
        </text:list-item>
        <text:list-item>
          <text:p text:style-name="P341">AK216777835BR</text:p>
        </text:list-item>
        <text:list-item>
          <text:p text:style-name="P342">AK216822455BR</text:p>
        </text:list-item>
        <text:list-item>
          <text:p text:style-name="P343">AK216769882BR</text:p>
        </text:list-item>
        <text:list-item>
          <text:p text:style-name="P344">AA180666725BR</text:p>
        </text:list-item>
        <text:list-item>
          <text:p text:style-name="P345">AK216785240BR</text:p>
        </text:list-item>
        <text:list-item>
          <text:p text:style-name="P346">AK216862848BR</text:p>
        </text:list-item>
        <text:list-item>
          <text:p text:style-name="P347">AK216800715BR</text:p>
        </text:list-item>
        <text:list-item>
          <text:p text:style-name="P348">AK216872037BR</text:p>
        </text:list-item>
        <text:list-item>
          <text:p text:style-name="P349">AK214795765BR</text:p>
        </text:list-item>
        <text:list-item>
          <text:p text:style-name="P350">AK213512406BR</text:p>
        </text:list-item>
        <text:list-item>
          <text:p text:style-name="P351">AK213547688BR</text:p>
        </text:list-item>
        <text:list-item>
          <text:p text:style-name="P352">AK215714763BR</text:p>
        </text:list-item>
        <text:list-item>
          <text:p text:style-name="P353">AA180705485BR</text:p>
        </text:list-item>
        <text:list-item>
          <text:p text:style-name="P354">AK213355847BR</text:p>
        </text:list-item>
        <text:list-item>
          <text:p text:style-name="P355">AK216820065BR</text:p>
        </text:list-item>
        <text:list-item>
          <text:p text:style-name="P356">AA180791966BR</text:p>
        </text:list-item>
        <text:list-item>
          <text:p text:style-name="P357">AK213141020BR</text:p>
        </text:list-item>
        <text:list-item>
          <text:p text:style-name="P358">AK216919967BR</text:p>
        </text:list-item>
        <text:list-item>
          <text:p text:style-name="P359">AK217018434BR</text:p>
        </text:list-item>
        <text:list-item>
          <text:p text:style-name="P360">AA177592214BR</text:p>
        </text:list-item>
        <text:list-item>
          <text:p text:style-name="P361">AK215494356BR</text:p>
        </text:list-item>
        <text:list-item>
          <text:p text:style-name="P362">AA180853705BR</text:p>
        </text:list-item>
        <text:list-item>
          <text:p text:style-name="P363">AA180884787BR</text:p>
        </text:list-item>
        <text:list-item>
          <text:p text:style-name="P364">AK217256822BR</text:p>
        </text:list-item>
        <text:list-item>
          <text:p text:style-name="P365">AK215012751BR</text:p>
        </text:list-item>
        <text:list-item>
          <text:p text:style-name="P366">AA180740690BR</text:p>
        </text:list-item>
        <text:list-item>
          <text:p text:style-name="P367">AK217433964BR</text:p>
        </text:list-item>
        <text:list-item>
          <text:p text:style-name="P368">AA181300310BR</text:p>
        </text:list-item>
        <text:list-item>
          <text:p text:style-name="P369">AK213400682BR</text:p>
        </text:list-item>
        <text:list-item>
          <text:p text:style-name="P370">AK216911040BR</text:p>
        </text:list-item>
        <text:list-item>
          <text:p text:style-name="P371">AK216939683BR</text:p>
        </text:list-item>
        <text:list-item>
          <text:p text:style-name="P372">AK213056009BR</text:p>
        </text:list-item>
        <text:list-item>
          <text:p text:style-name="P373">AK216975694BR</text:p>
        </text:list-item>
        <text:list-item>
          <text:p text:style-name="P374">AA177551268BR</text:p>
        </text:list-item>
        <text:list-item>
          <text:p text:style-name="P375">AK216772060BR</text:p>
        </text:list-item>
        <text:list-item>
          <text:p text:style-name="P376">AK215311353BR</text:p>
        </text:list-item>
        <text:list-item>
          <text:p text:style-name="P377">AK215072582BR</text:p>
        </text:list-item>
        <text:list-item>
          <text:p text:style-name="P378">AK215955367BR</text:p>
        </text:list-item>
        <text:list-item>
          <text:p text:style-name="P379">AK213764909BR</text:p>
        </text:list-item>
        <text:list-item>
          <text:p text:style-name="P380">AK213673213BR</text:p>
        </text:list-item>
        <text:list-item>
          <text:p text:style-name="P381">AA177884711BR</text:p>
        </text:list-item>
        <text:list-item>
          <text:p text:style-name="P382">AK215758574BR</text:p>
        </text:list-item>
        <text:list-item>
          <text:p text:style-name="P383">AK217283275BR</text:p>
        </text:list-item>
        <text:list-item>
          <text:p text:style-name="P384">AK217457926BR</text:p>
        </text:list-item>
        <text:list-item>
          <text:p text:style-name="P385">AA177880198BR</text:p>
        </text:list-item>
        <text:list-item>
          <text:p text:style-name="P386">AK217744405BR</text:p>
        </text:list-item>
        <text:list-item>
          <text:p text:style-name="P387">AA180918273BR</text:p>
        </text:list-item>
        <text:list-item>
          <text:p text:style-name="P388">AA180842345BR</text:p>
        </text:list-item>
        <text:list-item>
          <text:p text:style-name="P389">AA180665509BR</text:p>
        </text:list-item>
        <text:list-item>
          <text:p text:style-name="P390">AK214914255BR</text:p>
        </text:list-item>
        <text:list-item>
          <text:p text:style-name="P391">AA181357654BR</text:p>
        </text:list-item>
        <text:list-item>
          <text:p text:style-name="P392">AK216028466BR</text:p>
        </text:list-item>
        <text:list-item>
          <text:p text:style-name="P393">AA177903954BR</text:p>
        </text:list-item>
        <text:list-item>
          <text:p text:style-name="P394">AA176926579BR</text:p>
        </text:list-item>
        <text:list-item>
          <text:p text:style-name="P395">AA179546654BR</text:p>
        </text:list-item>
        <text:list-item>
          <text:p text:style-name="P396">AK214759220BR</text:p>
        </text:list-item>
        <text:list-item>
          <text:p text:style-name="P397">AK215833920BR</text:p>
        </text:list-item>
        <text:list-item>
          <text:p text:style-name="P398">AK215694105BR</text:p>
        </text:list-item>
        <text:list-item>
          <text:p text:style-name="P399">AK214028579BR</text:p>
        </text:list-item>
        <text:list-item>
          <text:p text:style-name="P400">AK214701692BR</text:p>
        </text:list-item>
        <text:list-item>
          <text:p text:style-name="P401">AK214739052BR</text:p>
        </text:list-item>
        <text:list-item>
          <text:p text:style-name="P402">AK216178488BR</text:p>
        </text:list-item>
        <text:list-item>
          <text:p text:style-name="P403">AA179715914BR</text:p>
        </text:list-item>
        <text:list-item>
          <text:p text:style-name="P404">AK214041439BR</text:p>
        </text:list-item>
        <text:list-item>
          <text:p text:style-name="P405">AK215636275BR</text:p>
        </text:list-item>
        <text:list-item>
          <text:p text:style-name="P406">AK216225418BR</text:p>
        </text:list-item>
        <text:list-item>
          <text:p text:style-name="P407">AK216711600BR</text:p>
        </text:list-item>
        <text:list-item>
          <text:p text:style-name="P408">AK217878566BR</text:p>
        </text:list-item>
        <text:list-item>
          <text:p text:style-name="P409">AK213662480BR</text:p>
        </text:list-item>
        <text:list-item>
          <text:p text:style-name="P410">AA180145826BR</text:p>
        </text:list-item>
        <text:list-item>
          <text:p text:style-name="P411">AA180262249BR</text:p>
        </text:list-item>
        <text:list-item>
          <text:p text:style-name="P412">AA180495124BR</text:p>
        </text:list-item>
        <text:list-item>
          <text:p text:style-name="P413">AA180365019BR</text:p>
        </text:list-item>
        <text:list-item>
          <text:p text:style-name="P414">AA180333784BR</text:p>
        </text:list-item>
        <text:list-item>
          <text:p text:style-name="P415">AK217879297BR</text:p>
        </text:list-item>
        <text:list-item>
          <text:p text:style-name="P416">AA181574693BR</text:p>
        </text:list-item>
        <text:list-item>
          <text:p text:style-name="P417">AA180808383BR</text:p>
        </text:list-item>
        <text:list-item>
          <text:p text:style-name="P418">AK214793478BR</text:p>
        </text:list-item>
        <text:list-item>
          <text:p text:style-name="P419">AA180902415BR</text:p>
        </text:list-item>
        <text:list-item>
          <text:p text:style-name="P420">AK214730209BR</text:p>
        </text:list-item>
        <text:list-item>
          <text:p text:style-name="P421">AK213657856BR</text:p>
        </text:list-item>
        <text:list-item>
          <text:p text:style-name="P422">AK213889890BR</text:p>
        </text:list-item>
        <text:list-item>
          <text:p text:style-name="P423">AK213741837BR</text:p>
        </text:list-item>
        <text:list-item>
          <text:p text:style-name="P424">AK215966886BR</text:p>
        </text:list-item>
        <text:list-item>
          <text:p text:style-name="P425">AA177893695BR</text:p>
        </text:list-item>
        <text:list-item>
          <text:p text:style-name="P426">AA179701711BR</text:p>
        </text:list-item>
        <text:list-item>
          <text:p text:style-name="P427">AK213471202BR</text:p>
        </text:list-item>
        <text:list-item>
          <text:p text:style-name="P428">AA179703315BR</text:p>
        </text:list-item>
        <text:list-item>
          <text:p text:style-name="P429">AK213805427BR</text:p>
        </text:list-item>
        <text:list-item>
          <text:p text:style-name="P430">AK215638280BR</text:p>
        </text:list-item>
        <text:list-item>
          <text:p text:style-name="P431">AA177671359BR</text:p>
        </text:list-item>
        <text:list-item>
          <text:p text:style-name="P432">AK213750215BR</text:p>
        </text:list-item>
        <text:list-item>
          <text:p text:style-name="P433">AA180584796BR</text:p>
        </text:list-item>
        <text:list-item>
          <text:p text:style-name="P434">AK216174061BR</text:p>
        </text:list-item>
        <text:list-item>
          <text:p text:style-name="P435">AA180310474BR</text:p>
        </text:list-item>
        <text:list-item>
          <text:p text:style-name="P436">AK216344287BR</text:p>
        </text:list-item>
        <text:list-item>
          <text:p text:style-name="P437">AA180281305BR</text:p>
        </text:list-item>
        <text:list-item>
          <text:p text:style-name="P438">AK212992388BR</text:p>
        </text:list-item>
        <text:list-item>
          <text:p text:style-name="P439">AA177373593BR</text:p>
        </text:list-item>
        <text:list-item>
          <text:p text:style-name="P440">AK212590999BR</text:p>
        </text:list-item>
        <text:list-item>
          <text:p text:style-name="P441">AA181345470BR</text:p>
        </text:list-item>
        <text:list-item>
          <text:p text:style-name="P442">AK216136029BR</text:p>
        </text:list-item>
        <text:list-item>
          <text:p text:style-name="P443">AK213609135BR</text:p>
        </text:list-item>
        <text:list-item>
          <text:p text:style-name="P444">AK215988665BR</text:p>
        </text:list-item>
        <text:list-item>
          <text:p text:style-name="P445">AK216582689BR</text:p>
        </text:list-item>
        <text:list-item>
          <text:p text:style-name="P446">AK212876427BR</text:p>
        </text:list-item>
        <text:list-item>
          <text:p text:style-name="P447">AA180691795BR</text:p>
        </text:list-item>
        <text:list-item>
          <text:p text:style-name="P448">AK216306085BR</text:p>
        </text:list-item>
        <text:list-item>
          <text:p text:style-name="P449">AA179762123BR</text:p>
        </text:list-item>
        <text:list-item>
          <text:p text:style-name="P450">AA181570127BR</text:p>
        </text:list-item>
        <text:list-item>
          <text:p text:style-name="P451">AK214423319BR</text:p>
        </text:list-item>
        <text:list-item>
          <text:p text:style-name="P452">AK212779270BR</text:p>
        </text:list-item>
        <text:list-item>
          <text:p text:style-name="P453">AK212895956BR</text:p>
        </text:list-item>
        <text:list-item>
          <text:p text:style-name="P454">AK212867028BR</text:p>
        </text:list-item>
        <text:list-item>
          <text:p text:style-name="P455">AK215531371BR</text:p>
        </text:list-item>
        <text:list-item>
          <text:p text:style-name="P456">AK214809031BR</text:p>
        </text:list-item>
        <text:list-item>
          <text:p text:style-name="P457">AA179279692BR</text:p>
        </text:list-item>
        <text:list-item>
          <text:p text:style-name="P458">AK214505888BR</text:p>
        </text:list-item>
        <text:list-item>
          <text:p text:style-name="P459">AK217036044BR</text:p>
        </text:list-item>
        <text:list-item>
          <text:p text:style-name="P460">AA180939891BR</text:p>
        </text:list-item>
        <text:list-item>
          <text:p text:style-name="P461">AK217048745BR</text:p>
        </text:list-item>
        <text:list-item>
          <text:p text:style-name="P462">AK217241686BR</text:p>
        </text:list-item>
        <text:list-item>
          <text:p text:style-name="P463">AA180958578BR</text:p>
        </text:list-item>
        <text:list-item>
          <text:p text:style-name="P464">AA181264436BR</text:p>
        </text:list-item>
        <text:list-item>
          <text:p text:style-name="P465">AK217248300BR</text:p>
        </text:list-item>
        <text:list-item>
          <text:p text:style-name="P466">AA180891584BR</text:p>
        </text:list-item>
        <text:list-item>
          <text:p text:style-name="P467">AK217024899BR</text:p>
        </text:list-item>
        <text:list-item>
          <text:p text:style-name="P468">AK217004126BR</text:p>
        </text:list-item>
        <text:list-item>
          <text:p text:style-name="P469">AA180893761BR</text:p>
        </text:list-item>
        <text:list-item>
          <text:p text:style-name="P470">AK217259214BR</text:p>
        </text:list-item>
        <text:list-item>
          <text:p text:style-name="P471">AA180834851BR</text:p>
        </text:list-item>
        <text:list-item>
          <text:p text:style-name="P472">AA180820530BR</text:p>
        </text:list-item>
        <text:list-item>
          <text:p text:style-name="P473">AK216940103BR</text:p>
        </text:list-item>
        <text:list-item>
          <text:p text:style-name="P474">AK217035914BR</text:p>
        </text:list-item>
        <text:list-item>
          <text:p text:style-name="P475">AA177445635BR</text:p>
        </text:list-item>
        <text:list-item>
          <text:p text:style-name="P476">AA179725094BR</text:p>
        </text:list-item>
        <text:list-item>
          <text:p text:style-name="P477">AA177957351BR</text:p>
        </text:list-item>
        <text:list-item>
          <text:p text:style-name="P478">AA179802091BR</text:p>
        </text:list-item>
        <text:list-item>
          <text:p text:style-name="P479">AK215553712BR</text:p>
        </text:list-item>
        <text:list-item>
          <text:p text:style-name="P480">AK214517705BR</text:p>
        </text:list-item>
        <text:list-item>
          <text:p text:style-name="P481">AK216722465BR</text:p>
        </text:list-item>
        <text:list-item>
          <text:p text:style-name="P482">AK213098627BR</text:p>
        </text:list-item>
        <text:list-item>
          <text:p text:style-name="P483">AA178051997BR</text:p>
        </text:list-item>
        <text:list-item>
          <text:p text:style-name="P484">AA180735289BR</text:p>
        </text:list-item>
        <text:list-item>
          <text:p text:style-name="P485">AA178430592BR</text:p>
        </text:list-item>
        <text:list-item>
          <text:p text:style-name="P486">AK213924044BR</text:p>
        </text:list-item>
        <text:list-item>
          <text:p text:style-name="P487">AK216360934BR</text:p>
        </text:list-item>
        <text:list-item>
          <text:p text:style-name="P488">AK216380324BR</text:p>
        </text:list-item>
        <text:list-item>
          <text:p text:style-name="P489">AA179546950BR</text:p>
        </text:list-item>
        <text:list-item>
          <text:p text:style-name="P490">AA181553937BR</text:p>
        </text:list-item>
        <text:list-item>
          <text:p text:style-name="P491">AK218716321BR</text:p>
        </text:list-item>
        <text:list-item>
          <text:p text:style-name="P492">AA178399929BR</text:p>
        </text:list-item>
        <text:list-item>
          <text:p text:style-name="P493">AK213837040BR</text:p>
        </text:list-item>
        <text:list-item>
          <text:p text:style-name="P494">AK215662607BR</text:p>
        </text:list-item>
        <text:list-item>
          <text:p text:style-name="P495">AK215626692BR</text:p>
        </text:list-item>
        <text:list-item>
          <text:p text:style-name="P496">AA179313972BR</text:p>
        </text:list-item>
        <text:list-item>
          <text:p text:style-name="P497">AK217532318BR</text:p>
        </text:list-item>
        <text:list-item>
          <text:p text:style-name="P498">QR301379565BR</text:p>
        </text:list-item>
        <text:list-item>
          <text:p text:style-name="P499">QR301379591BR</text:p>
        </text:list-item>
        <text:list-item>
          <text:p text:style-name="P500">QR301379605BR</text:p>
        </text:list-item>
        <text:list-item>
          <text:p text:style-name="P501">QR301379574BR</text:p>
        </text:list-item>
        <text:list-item>
          <text:p text:style-name="P502">QR301379676BR</text:p>
        </text:list-item>
        <text:list-item>
          <text:p text:style-name="P503">QR301379588BR</text:p>
        </text:list-item>
        <text:list-item>
          <text:p text:style-name="P504">AK213540322BR</text:p>
        </text:list-item>
        <text:list-item>
          <text:p text:style-name="P505">AA180911505BR</text:p>
        </text:list-item>
        <text:list-item>
          <text:p text:style-name="P506">AA178407850BR</text:p>
        </text:list-item>
        <text:list-item>
          <text:p text:style-name="P507">AA178979557BR</text:p>
        </text:list-item>
        <text:list-item>
          <text:p text:style-name="P508">AK216895355BR</text:p>
        </text:list-item>
        <text:list-item>
          <text:p text:style-name="P509">AA178372197BR</text:p>
        </text:list-item>
        <text:list-item>
          <text:p text:style-name="P510">AA180446021BR</text:p>
        </text:list-item>
        <text:list-item>
          <text:p text:style-name="P511">AA179414517BR</text:p>
        </text:list-item>
        <text:list-item>
          <text:p text:style-name="P512">AK215555510BR</text:p>
        </text:list-item>
        <text:list-item>
          <text:p text:style-name="P513">AA181017749BR</text:p>
        </text:list-item>
        <text:list-item>
          <text:p text:style-name="P514">AK217695660BR</text:p>
        </text:list-item>
        <text:list-item>
          <text:p text:style-name="P515">AK216790315BR</text:p>
        </text:list-item>
        <text:list-item>
          <text:p text:style-name="P516">AK216494967BR</text:p>
        </text:list-item>
        <text:list-item>
          <text:p text:style-name="P517">AA179481794BR</text:p>
        </text:list-item>
        <text:list-item>
          <text:p text:style-name="P518">AK214932475BR</text:p>
        </text:list-item>
        <text:list-item>
          <text:p text:style-name="P519">AK215737543BR</text:p>
        </text:list-item>
        <text:list-item>
          <text:p text:style-name="P520">AA178391465BR</text:p>
        </text:list-item>
        <text:list-item>
          <text:p text:style-name="P521">AK216258274BR</text:p>
        </text:list-item>
        <text:list-item>
          <text:p text:style-name="P522">AA178534456BR</text:p>
        </text:list-item>
        <text:list-item>
          <text:p text:style-name="P523">AA177709712BR</text:p>
        </text:list-item>
        <text:list-item>
          <text:p text:style-name="P524">AK213048047BR</text:p>
        </text:list-item>
        <text:list-item>
          <text:p text:style-name="P525">AA176940054BR</text:p>
        </text:list-item>
        <text:list-item>
          <text:p text:style-name="P526">AA177060241BR</text:p>
        </text:list-item>
        <text:list-item>
          <text:p text:style-name="P527">AK216940580BR</text:p>
        </text:list-item>
        <text:list-item>
          <text:p text:style-name="P528">AK216671874BR</text:p>
        </text:list-item>
        <text:list-item>
          <text:p text:style-name="P529">AK216612071BR</text:p>
        </text:list-item>
        <text:list-item>
          <text:p text:style-name="P530">AA177648474BR</text:p>
        </text:list-item>
        <text:list-item>
          <text:p text:style-name="P531">AK216192184BR</text:p>
        </text:list-item>
        <text:list-item>
          <text:p text:style-name="P532">AK214471314BR</text:p>
        </text:list-item>
        <text:list-item>
          <text:p text:style-name="P533">AK216863300BR</text:p>
        </text:list-item>
        <text:list-item>
          <text:p text:style-name="P534">AK217054184BR</text:p>
        </text:list-item>
        <text:list-item>
          <text:p text:style-name="P535">AK213211471BR</text:p>
        </text:list-item>
        <text:list-item>
          <text:p text:style-name="P536">AK217861910BR</text:p>
        </text:list-item>
        <text:list-item>
          <text:p text:style-name="P537">AK216679997BR</text:p>
        </text:list-item>
        <text:list-item>
          <text:p text:style-name="P538">AA180976041BR</text:p>
        </text:list-item>
        <text:list-item>
          <text:p text:style-name="P539">AK215342130BR</text:p>
        </text:list-item>
        <text:list-item>
          <text:p text:style-name="P540">AK216315802BR</text:p>
        </text:list-item>
        <text:list-item>
          <text:p text:style-name="P541">AK217449845BR</text:p>
        </text:list-item>
        <text:list-item>
          <text:p text:style-name="P542">AA180288453BR</text:p>
        </text:list-item>
        <text:list-item>
          <text:p text:style-name="P543">AA179041280BR</text:p>
        </text:list-item>
        <text:list-item>
          <text:p text:style-name="P544">AA181217935BR</text:p>
        </text:list-item>
        <text:list-item>
          <text:p text:style-name="P545">AK213828082BR</text:p>
        </text:list-item>
        <text:list-item>
          <text:p text:style-name="P546">AK212449225BR</text:p>
        </text:list-item>
        <text:list-item>
          <text:p text:style-name="P547">QR301379693BR</text:p>
        </text:list-item>
        <text:list-item>
          <text:p text:style-name="P548">QR301379614BR</text:p>
        </text:list-item>
        <text:list-item>
          <text:p text:style-name="P549">QR301379645BR</text:p>
        </text:list-item>
        <text:list-item>
          <text:p text:style-name="P550">AK217041509BR</text:p>
        </text:list-item>
        <text:list-item>
          <text:p text:style-name="P551">AA182148710BR</text:p>
        </text:list-item>
        <text:list-item>
          <text:p text:style-name="P552">AA180295193BR</text:p>
        </text:list-item>
        <text:list-item>
          <text:p text:style-name="P553">AK217952876BR</text:p>
        </text:list-item>
        <text:list-item>
          <text:p text:style-name="P554">AK216945967BR</text:p>
        </text:list-item>
        <text:list-item>
          <text:p text:style-name="P555">AA177405146BR</text:p>
        </text:list-item>
        <text:list-item>
          <text:p text:style-name="P556">AA181672735BR</text:p>
        </text:list-item>
        <text:list-item>
          <text:p text:style-name="P557">AK219083016BR</text:p>
        </text:list-item>
        <text:list-item>
          <text:p text:style-name="P558">AA177004559BR</text:p>
        </text:list-item>
        <text:list-item>
          <text:p text:style-name="P559">AA177551957BR</text:p>
        </text:list-item>
        <text:list-item>
          <text:p text:style-name="P560">AA179263953BR</text:p>
        </text:list-item>
        <text:list-item>
          <text:p text:style-name="P561">AK216734910BR</text:p>
        </text:list-item>
        <text:list-item>
          <text:p text:style-name="P562">AK215321599BR</text:p>
        </text:list-item>
        <text:list-item>
          <text:p text:style-name="P563">AK218066918BR</text:p>
        </text:list-item>
        <text:list-item>
          <text:p text:style-name="P564">AA182112525BR</text:p>
        </text:list-item>
        <text:list-item>
          <text:p text:style-name="P565">AK215172872BR</text:p>
        </text:list-item>
        <text:list-item>
          <text:p text:style-name="P566">AK214509641BR</text:p>
        </text:list-item>
        <text:list-item>
          <text:p text:style-name="P567">AK215158059BR</text:p>
        </text:list-item>
        <text:list-item>
          <text:p text:style-name="P568">AK216402078BR</text:p>
        </text:list-item>
        <text:list-item>
          <text:p text:style-name="P569">AK215697274BR</text:p>
        </text:list-item>
        <text:list-item>
          <text:p text:style-name="P570">AK217011073BR</text:p>
        </text:list-item>
        <text:list-item>
          <text:p text:style-name="P571">AA179623081BR</text:p>
        </text:list-item>
        <text:list-item>
          <text:p text:style-name="P572">AK213975457BR</text:p>
        </text:list-item>
        <text:list-item>
          <text:p text:style-name="P573">AA179391382BR</text:p>
        </text:list-item>
        <text:list-item>
          <text:p text:style-name="P574">AA179740281BR</text:p>
        </text:list-item>
        <text:list-item>
          <text:p text:style-name="P575">AK213628191BR</text:p>
        </text:list-item>
        <text:list-item>
          <text:p text:style-name="P576">AA182567230BR</text:p>
        </text:list-item>
        <text:list-item>
          <text:p text:style-name="P577">AA182739500BR</text:p>
        </text:list-item>
        <text:list-item>
          <text:p text:style-name="P578">AK216953022BR</text:p>
        </text:list-item>
        <text:list-item>
          <text:p text:style-name="P579">AK212730237BR</text:p>
        </text:list-item>
        <text:list-item>
          <text:p text:style-name="P580">AK214633581BR</text:p>
        </text:list-item>
        <text:list-item>
          <text:p text:style-name="P581">AK214833866BR</text:p>
        </text:list-item>
        <text:list-item>
          <text:p text:style-name="P582">AK218931753BR</text:p>
        </text:list-item>
        <text:list-item>
          <text:p text:style-name="P583">AA182690112BR</text:p>
        </text:list-item>
        <text:list-item>
          <text:p text:style-name="P584">AK218007217BR</text:p>
        </text:list-item>
        <text:list-item>
          <text:p text:style-name="P585">AA181998485BR</text:p>
        </text:list-item>
        <text:list-item>
          <text:p text:style-name="P586">AK218484392BR</text:p>
        </text:list-item>
        <text:list-item>
          <text:p text:style-name="P587">AA182698181BR</text:p>
        </text:list-item>
        <text:list-item>
          <text:p text:style-name="P588">AK218662172BR</text:p>
        </text:list-item>
        <text:list-item>
          <text:p text:style-name="P589">AA182870247BR</text:p>
        </text:list-item>
        <text:list-item>
          <text:p text:style-name="P590">AK218431885BR</text:p>
        </text:list-item>
        <text:list-item>
          <text:p text:style-name="P591">AA182156530BR</text:p>
        </text:list-item>
        <text:list-item>
          <text:p text:style-name="P592">AK218904378BR</text:p>
        </text:list-item>
        <text:list-item>
          <text:p text:style-name="P593">AA181836947BR</text:p>
        </text:list-item>
        <text:list-item>
          <text:p text:style-name="P594">AA182735335BR</text:p>
        </text:list-item>
        <text:list-item>
          <text:p text:style-name="P595">AA182824049BR</text:p>
        </text:list-item>
        <text:list-item>
          <text:p text:style-name="P596">AK218422013BR</text:p>
        </text:list-item>
        <text:list-item>
          <text:p text:style-name="P597">AK217442060BR</text:p>
        </text:list-item>
        <text:list-item>
          <text:p text:style-name="P598">AK218393365BR</text:p>
        </text:list-item>
        <text:list-item>
          <text:p text:style-name="P599">AK218623885BR</text:p>
        </text:list-item>
        <text:list-item>
          <text:p text:style-name="P600">AK213116728BR</text:p>
        </text:list-item>
        <text:list-item>
          <text:p text:style-name="P601">AK213350867BR</text:p>
        </text:list-item>
        <text:list-item>
          <text:p text:style-name="P602">AK213490215BR</text:p>
        </text:list-item>
        <text:list-item>
          <text:p text:style-name="P603">AK213156421BR</text:p>
        </text:list-item>
        <text:list-item>
          <text:p text:style-name="P604">AK215682460BR</text:p>
        </text:list-item>
        <text:list-item>
          <text:p text:style-name="P605">AA177682793BR</text:p>
        </text:list-item>
        <text:list-item>
          <text:p text:style-name="P606">AK213790047BR</text:p>
        </text:list-item>
        <text:list-item>
          <text:p text:style-name="P607">AK213805651BR</text:p>
        </text:list-item>
        <text:list-item>
          <text:p text:style-name="P608">AA179710143BR</text:p>
        </text:list-item>
        <text:list-item>
          <text:p text:style-name="P609">AK215670736BR</text:p>
        </text:list-item>
        <text:list-item>
          <text:p text:style-name="P610">AK213562362BR</text:p>
        </text:list-item>
        <text:list-item>
          <text:p text:style-name="P611">AK213590757BR</text:p>
        </text:list-item>
        <text:list-item>
          <text:p text:style-name="P612">AK213124052BR</text:p>
        </text:list-item>
        <text:list-item>
          <text:p text:style-name="P613">AK214604850BR</text:p>
        </text:list-item>
        <text:list-item>
          <text:p text:style-name="P614">AK214589715BR</text:p>
        </text:list-item>
        <text:list-item>
          <text:p text:style-name="P615">AA182260824BR</text:p>
        </text:list-item>
        <text:list-item>
          <text:p text:style-name="P616">AA182889376BR</text:p>
        </text:list-item>
        <text:list-item>
          <text:p text:style-name="P617">AK218647263BR</text:p>
        </text:list-item>
        <text:list-item>
          <text:p text:style-name="P618">AK218906802BR</text:p>
        </text:list-item>
        <text:list-item>
          <text:p text:style-name="P619">AA182712436BR</text:p>
        </text:list-item>
        <text:list-item>
          <text:p text:style-name="P620">AK214661171BR</text:p>
        </text:list-item>
        <text:list-item>
          <text:p text:style-name="P621">AK214630510BR</text:p>
        </text:list-item>
        <text:list-item>
          <text:p text:style-name="P622">AA179007439BR</text:p>
        </text:list-item>
        <text:list-item>
          <text:p text:style-name="P623">AK215149406BR</text:p>
        </text:list-item>
        <text:list-item>
          <text:p text:style-name="P624">AK214746291BR</text:p>
        </text:list-item>
        <text:list-item>
          <text:p text:style-name="P625">AA181435895BR</text:p>
        </text:list-item>
        <text:list-item>
          <text:p text:style-name="P626">AK215603025BR</text:p>
        </text:list-item>
        <text:list-item>
          <text:p text:style-name="P627">AK215538216BR</text:p>
        </text:list-item>
        <text:list-item>
          <text:p text:style-name="P628">AK214626033BR</text:p>
        </text:list-item>
        <text:list-item>
          <text:p text:style-name="P629">AK215537895BR</text:p>
        </text:list-item>
        <text:list-item>
          <text:p text:style-name="P630">AK215418859BR</text:p>
        </text:list-item>
        <text:list-item>
          <text:p text:style-name="P631">AA179655141BR</text:p>
        </text:list-item>
        <text:list-item>
          <text:p text:style-name="P632">AK214833398BR</text:p>
        </text:list-item>
        <text:list-item>
          <text:p text:style-name="P633">AK215613929BR</text:p>
        </text:list-item>
        <text:list-item>
          <text:p text:style-name="P634">AK215563428BR</text:p>
        </text:list-item>
        <text:list-item>
          <text:p text:style-name="P635">AK215412710BR</text:p>
        </text:list-item>
        <text:list-item>
          <text:p text:style-name="P636">AA180261416BR</text:p>
        </text:list-item>
        <text:list-item>
          <text:p text:style-name="P637">AK218153890BR</text:p>
        </text:list-item>
        <text:list-item>
          <text:p text:style-name="P638">AK218748307BR</text:p>
        </text:list-item>
        <text:list-item>
          <text:p text:style-name="P639">AA177486207BR</text:p>
        </text:list-item>
        <text:list-item>
          <text:p text:style-name="P640">AA180185272BR</text:p>
        </text:list-item>
        <text:list-item>
          <text:p text:style-name="P641">AK215833947BR</text:p>
        </text:list-item>
        <text:list-item>
          <text:p text:style-name="P642">AA180190785BR</text:p>
        </text:list-item>
        <text:list-item>
          <text:p text:style-name="P643">AK216047227BR</text:p>
        </text:list-item>
        <text:list-item>
          <text:p text:style-name="P644">AK216083555BR</text:p>
        </text:list-item>
        <text:list-item>
          <text:p text:style-name="P645">AA180203603BR</text:p>
        </text:list-item>
        <text:list-item>
          <text:p text:style-name="P646">AK215809948BR</text:p>
        </text:list-item>
        <text:list-item>
          <text:p text:style-name="P647">AK215681932BR</text:p>
        </text:list-item>
        <text:list-item>
          <text:p text:style-name="P648">AK217708142BR</text:p>
        </text:list-item>
        <text:list-item>
          <text:p text:style-name="P649">AA180553365BR</text:p>
        </text:list-item>
        <text:list-item>
          <text:p text:style-name="P650">AK216635510BR</text:p>
        </text:list-item>
        <text:list-item>
          <text:p text:style-name="P651">AK216587598BR</text:p>
        </text:list-item>
        <text:list-item>
          <text:p text:style-name="P652">AA177933390BR</text:p>
        </text:list-item>
        <text:list-item>
          <text:p text:style-name="P653">AK213908109BR</text:p>
        </text:list-item>
        <text:list-item>
          <text:p text:style-name="P654">AK213928094BR</text:p>
        </text:list-item>
        <text:list-item>
          <text:p text:style-name="P655">AK214039143BR</text:p>
        </text:list-item>
        <text:list-item>
          <text:p text:style-name="P656">AK214062601BR</text:p>
        </text:list-item>
        <text:list-item>
          <text:p text:style-name="P657">AK214371347BR</text:p>
        </text:list-item>
        <text:list-item>
          <text:p text:style-name="P658">AK213989663BR</text:p>
        </text:list-item>
        <text:list-item>
          <text:p text:style-name="P659">AA178053851BR</text:p>
        </text:list-item>
        <text:list-item>
          <text:p text:style-name="P660">AK216483006BR</text:p>
        </text:list-item>
        <text:list-item>
          <text:p text:style-name="P661">AK216610813BR</text:p>
        </text:list-item>
        <text:list-item>
          <text:p text:style-name="P662">AK216506841BR</text:p>
        </text:list-item>
        <text:list-item>
          <text:p text:style-name="P663">AA180575397BR</text:p>
        </text:list-item>
        <text:list-item>
          <text:p text:style-name="P664">AK213696775BR</text:p>
        </text:list-item>
        <text:list-item>
          <text:p text:style-name="P665">AK213702691BR</text:p>
        </text:list-item>
        <text:list-item>
          <text:p text:style-name="P666">AK216022525BR</text:p>
        </text:list-item>
        <text:list-item>
          <text:p text:style-name="P667">AK213604031BR</text:p>
        </text:list-item>
        <text:list-item>
          <text:p text:style-name="P668">AK214475280BR</text:p>
        </text:list-item>
        <text:list-item>
          <text:p text:style-name="P669">AA179578590BR</text:p>
        </text:list-item>
        <text:list-item>
          <text:p text:style-name="P670">AK215457089BR</text:p>
        </text:list-item>
        <text:list-item>
          <text:p text:style-name="P671">AK215291441BR</text:p>
        </text:list-item>
        <text:list-item>
          <text:p text:style-name="P672">AK216307341BR</text:p>
        </text:list-item>
        <text:list-item>
          <text:p text:style-name="P673">AK214034835BR</text:p>
        </text:list-item>
        <text:list-item>
          <text:p text:style-name="P674">AK215490990BR</text:p>
        </text:list-item>
        <text:list-item>
          <text:p text:style-name="P675">AK213603464BR</text:p>
        </text:list-item>
        <text:list-item>
          <text:p text:style-name="P676">AK216045098BR</text:p>
        </text:list-item>
        <text:list-item>
          <text:p text:style-name="P677">AK216102475BR</text:p>
        </text:list-item>
        <text:list-item>
          <text:p text:style-name="P678">AA180245974BR</text:p>
        </text:list-item>
        <text:list-item>
          <text:p text:style-name="P679">AA179676124BR</text:p>
        </text:list-item>
        <text:list-item>
          <text:p text:style-name="P680">AA179233205BR</text:p>
        </text:list-item>
        <text:list-item>
          <text:p text:style-name="P681">AK214774346BR</text:p>
        </text:list-item>
        <text:list-item>
          <text:p text:style-name="P682">AA177130163BR</text:p>
        </text:list-item>
        <text:list-item>
          <text:p text:style-name="P683">AA177303938BR</text:p>
        </text:list-item>
        <text:list-item>
          <text:p text:style-name="P684">AK215777750BR</text:p>
        </text:list-item>
        <text:list-item>
          <text:p text:style-name="P685">AK216245240BR</text:p>
        </text:list-item>
        <text:list-item>
          <text:p text:style-name="P686">AK216200393BR</text:p>
        </text:list-item>
        <text:list-item>
          <text:p text:style-name="P687"><text:span text:style-name="T688">AK213195703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15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l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138<text:s/>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246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15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5T19:00:00Z</meta:creation-date>
    <dc:date>2024-07-15T19:00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10" meta:word-count="840" meta:character-count="5366" meta:row-count="37" meta:non-whitespace-character-count="4536"/>
  </office:meta>
</office:document-meta>
</file>